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568b" officeooo:paragraph-rsid="00086f78"/>
    </style:style>
    <style:style style:name="P2" style:family="paragraph" style:parent-style-name="Standard">
      <style:text-properties officeooo:paragraph-rsid="000cc416"/>
    </style:style>
    <style:style style:name="P3" style:family="paragraph" style:parent-style-name="Standard">
      <style:text-properties officeooo:rsid="00103b8c" officeooo:paragraph-rsid="00103b8c"/>
    </style:style>
    <style:style style:name="P4" style:family="paragraph" style:parent-style-name="Standard">
      <style:text-properties officeooo:rsid="00158f54" officeooo:paragraph-rsid="00158f54"/>
    </style:style>
    <style:style style:name="P5" style:family="paragraph" style:parent-style-name="Standard">
      <style:text-properties fo:font-weight="bold" officeooo:rsid="001aa24e" officeooo:paragraph-rsid="001aa24e" style:font-weight-asian="bold" style:font-weight-complex="bold"/>
    </style:style>
    <style:style style:name="P6" style:family="paragraph" style:parent-style-name="Standard">
      <style:text-properties officeooo:rsid="001aa24e" officeooo:paragraph-rsid="001aa24e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officeooo:rsid="0007568b" officeooo:paragraph-rsid="0007568b"/>
    </style:style>
    <style:style style:name="P9" style:family="paragraph" style:parent-style-name="Standard" style:list-style-name="L1">
      <style:text-properties officeooo:rsid="0007568b" officeooo:paragraph-rsid="00086f78"/>
    </style:style>
    <style:style style:name="P10" style:family="paragraph" style:parent-style-name="Standard">
      <style:text-properties officeooo:rsid="0007568b" officeooo:paragraph-rsid="0023fadb"/>
    </style:style>
    <style:style style:name="P11" style:family="paragraph" style:parent-style-name="Standard">
      <style:paragraph-properties fo:text-align="center" style:justify-single-word="false"/>
      <style:text-properties officeooo:rsid="0007568b" officeooo:paragraph-rsid="0023fadb"/>
    </style:style>
    <style:style style:name="P12" style:family="paragraph" style:parent-style-name="Standard" style:list-style-name="L1">
      <style:text-properties officeooo:rsid="00086f78" officeooo:paragraph-rsid="00086f78"/>
    </style:style>
    <style:style style:name="P13" style:family="paragraph" style:parent-style-name="Standard" style:list-style-name="L1">
      <style:text-properties fo:font-weight="bold" officeooo:rsid="0007568b" officeooo:paragraph-rsid="00086f78" style:font-weight-asian="bold" style:font-weight-complex="bold"/>
    </style:style>
    <style:style style:name="P14" style:family="paragraph" style:parent-style-name="Standard" style:list-style-name="L2">
      <style:text-properties fo:font-weight="bold" officeooo:rsid="00103b8c" officeooo:paragraph-rsid="00103b8c" style:font-weight-asian="bold" style:font-weight-complex="bold"/>
    </style:style>
    <style:style style:name="P15" style:family="paragraph" style:parent-style-name="Standard" style:list-style-name="L3">
      <style:text-properties fo:font-weight="bold" officeooo:rsid="00158f54" officeooo:paragraph-rsid="00158f54" style:font-weight-asian="bold" style:font-weight-complex="bold"/>
    </style:style>
    <style:style style:name="P16" style:family="paragraph" style:parent-style-name="Standard">
      <style:text-properties fo:font-weight="bold" officeooo:rsid="00158f54" officeooo:paragraph-rsid="00158f54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09c30c" officeooo:paragraph-rsid="0023fadb" style:font-weight-asian="bold" style:font-weight-complex="bold"/>
    </style:style>
    <style:style style:name="P18" style:family="paragraph" style:parent-style-name="Standard">
      <style:paragraph-properties fo:text-align="end" style:justify-single-word="false"/>
      <style:text-properties fo:font-weight="bold" officeooo:rsid="0009c30c" officeooo:paragraph-rsid="0023fadb" style:font-weight-asian="bold" style:font-weight-complex="bold"/>
    </style:style>
    <style:style style:name="P19" style:family="paragraph" style:parent-style-name="Standard" style:list-style-name="L1">
      <style:text-properties officeooo:rsid="000cc416" officeooo:paragraph-rsid="000cc416"/>
    </style:style>
    <style:style style:name="P20" style:family="paragraph" style:parent-style-name="Standard" style:list-style-name="L1">
      <style:text-properties officeooo:rsid="000e623e" officeooo:paragraph-rsid="000e623e"/>
    </style:style>
    <style:style style:name="P21" style:family="paragraph" style:parent-style-name="Standard" style:list-style-name="L1">
      <style:text-properties officeooo:rsid="00103b8c" officeooo:paragraph-rsid="00103b8c"/>
    </style:style>
    <style:style style:name="P22" style:family="paragraph" style:parent-style-name="Standard" style:list-style-name="L2">
      <style:text-properties officeooo:rsid="00103b8c" officeooo:paragraph-rsid="00103b8c"/>
    </style:style>
    <style:style style:name="P23" style:family="paragraph" style:parent-style-name="Standard" style:list-style-name="L3">
      <style:text-properties officeooo:rsid="00158f54" officeooo:paragraph-rsid="00158f54"/>
    </style:style>
    <style:style style:name="P24" style:family="paragraph" style:parent-style-name="Standard" style:list-style-name="L3">
      <style:text-properties officeooo:rsid="00158f54" officeooo:paragraph-rsid="001aa24e"/>
    </style:style>
    <style:style style:name="P25" style:family="paragraph" style:parent-style-name="Standard" style:list-style-name="L3">
      <style:text-properties officeooo:rsid="0016a774" officeooo:paragraph-rsid="001aa24e"/>
    </style:style>
    <style:style style:name="P26" style:family="paragraph" style:parent-style-name="Standard" style:list-style-name="L3">
      <style:text-properties officeooo:rsid="001aa24e" officeooo:paragraph-rsid="001aa24e"/>
    </style:style>
    <style:style style:name="P27" style:family="paragraph" style:parent-style-name="Standard" style:list-style-name="L3">
      <style:text-properties officeooo:rsid="001d86e0" officeooo:paragraph-rsid="001d86e0"/>
    </style:style>
    <style:style style:name="P28" style:family="paragraph" style:parent-style-name="Standard">
      <style:paragraph-properties fo:text-align="center" style:justify-single-word="false"/>
      <style:text-properties officeooo:rsid="0009c30c" officeooo:paragraph-rsid="0023fadb"/>
    </style:style>
    <style:style style:name="P29" style:family="paragraph" style:parent-style-name="Standard">
      <style:paragraph-properties fo:text-align="end" style:justify-single-word="false"/>
      <style:text-properties officeooo:rsid="0009c30c" officeooo:paragraph-rsid="0023fadb"/>
    </style:style>
    <style:style style:name="P30" style:family="paragraph" style:parent-style-name="Standard">
      <style:text-properties officeooo:rsid="0009c30c" officeooo:paragraph-rsid="0023fadb"/>
    </style:style>
    <style:style style:name="P31" style:family="paragraph" style:parent-style-name="Standard">
      <style:text-properties officeooo:rsid="0023fadb" officeooo:paragraph-rsid="0023fadb"/>
    </style:style>
    <style:style style:name="P32" style:family="paragraph" style:parent-style-name="Standard">
      <style:text-properties officeooo:paragraph-rsid="0023fadb"/>
    </style:style>
    <style:style style:name="T1" style:family="text">
      <style:text-properties officeooo:rsid="0007568b"/>
    </style:style>
    <style:style style:name="T2" style:family="text">
      <style:text-properties officeooo:rsid="00086f7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cc416"/>
    </style:style>
    <style:style style:name="T5" style:family="text">
      <style:text-properties officeooo:rsid="00158f54"/>
    </style:style>
    <style:style style:name="T6" style:family="text">
      <style:text-properties officeooo:rsid="0009c30c"/>
    </style:style>
    <style:style style:name="T7" style:family="text">
      <style:text-properties officeooo:rsid="0023fadb"/>
    </style:style>
    <style:style style:name="T8" style:family="text">
      <style:text-properties fo:font-weight="normal" officeooo:rsid="0023fadb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инистерство образования Республики Беларусь</text:p>
      <text:p text:style-name="P28">Учреждение образования</text:p>
      <text:p text:style-name="P28">“Брестский Государственный технический университет”</text:p>
      <text:p text:style-name="P28">Кафедра ИИТ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8"/>
      <text:p text:style-name="P17">Лабораторная работа №1</text:p>
      <text:p text:style-name="P28">По дисциплине “<text:span text:style-name="T7">Операционные системы</text:span>”</text:p>
      <text:p text:style-name="P28">Тема: “<text:span text:style-name="T7">Интерефейс. Файлы. Команды</text:span>”</text:p>
      <text:p text:style-name="P29"/>
      <text:p text:style-name="P29"/>
      <text:p text:style-name="P29"/>
      <text:p text:style-name="P29"/>
      <text:p text:style-name="P29"/>
      <text:p text:style-name="P18">Выполнил:</text:p>
      <text:p text:style-name="P29">Студент 2 курса</text:p>
      <text:p text:style-name="P29">Группы ИИ-21</text:p>
      <text:p text:style-name="P29">Кирилович А. А.</text:p>
      <text:p text:style-name="P18">Проверил:</text:p>
      <text:p text:style-name="P29">Козинский А. А.</text:p>
      <text:p text:style-name="P30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1"><text:span text:style-name="T6">Брест 2022</text:span></text:p>
      <text:p text:style-name="P31"><text:soft-page-break/>Цель: изучить систему каталогов в Linux, принципы работы с файлами и каталогами, а также принципы копирования и удаления файлов.</text:p>
      <text:p text:style-name="P31">Ход работы:</text:p>
      <text:p text:style-name="P10">Часть 1.</text:p>
      <text:list xml:id="list2748233985" text:style-name="L1">
        <text:list-item>
          <text:p text:style-name="P8">Определить путевое имя рабочего каталога. Как обозначается корневой каталог? Какое путевое имя получили (относительное или абсолютное)?</text:p>
          <text:p text:style-name="P8"/>
          <text:p text:style-name="P8"><text:span text:style-name="Source_20_Text"><text:span text:style-name="T3">arsbrest@Ars:~/Code/UNIVERSITY/OC/LABA1$ pwd</text:span></text:span></text:p>
          <text:p text:style-name="P8"><text:span text:style-name="Source_20_Text">/home/arsbrest/Code/UNIVERSITY/OC/LABA</text:span><text:span text:style-name="Source_20_Text"><text:span text:style-name="T2">1</text:span></text:span></text:p>
          <text:p text:style-name="P8"/>
          <text:p text:style-name="P12">Корневой каталог в Linux обозначается символом /;</text:p>
          <text:p text:style-name="P7"><text:span text:style-name="T2">В данном </text:span>примере<text:span text:style-name="T2"> я получил абсолютное имя.</text:span></text:p>
          <text:p text:style-name="P12"/>
        </text:list-item>
        <text:list-item>
          <text:p text:style-name="P9">Создать в начальном каталоге два подкаталога. Просмотреть содержимое рабочего каталога. Просмотреть содержимое родительского каталога, не <text:span text:style-name="T2">переходя в него.</text:span></text:p>
          <text:p text:style-name="P9"/>
          <text:p text:style-name="P13"><text:span text:style-name="Source_20_Text">arsbrest@Ars:~/Code/UNIVERSITY/OC/LABA1$ mkdir dir1 dir2</text:span></text:p>
          <text:p text:style-name="P13"><text:span text:style-name="Source_20_Text">arsbrest@Ars:~/Code/UNIVERSITY/OC/LABA1$ ls</text:span></text:p>
          <text:p text:style-name="P9"><text:span text:style-name="Source_20_Text">dir1 <text:s/>dir2</text:span></text:p>
          <text:p text:style-name="P13"><text:span text:style-name="Source_20_Text">arsbrest@Ars:~/Code/UNIVERSITY/OC/LABA1$ ls ..</text:span></text:p>
          <text:p text:style-name="P9"><text:span text:style-name="Source_20_Text">LABA1 <text:s/>Tasks</text:span></text:p>
          <text:p text:style-name="P9"/>
        </text:list-item>
        <text:list-item>
          <text:p text:style-name="P9">Перейти в системный каталог. Просмотреть его содержимое. Просмотреть содержимое начального каталога. Вернуться в начальный каталог.</text:p>
          <text:p text:style-name="P9"/>
          <text:p text:style-name="P13"><text:span text:style-name="Source_20_Text">arsbrest@Ars:~/Code/UNIVERSITY/OC/LABA1$ cd /</text:span></text:p>
          <text:p text:style-name="P13"><text:span text:style-name="Source_20_Text">arsbrest@Ars:/$ ls</text:span></text:p>
          <text:p text:style-name="P9"><text:span text:style-name="Source_20_Text">bin <text:s text:c="3"/>data <text:s/>home <text:s text:c="2"/>lib64 <text:s text:c="6"/>media <text:s/>proc <text:s/>sbin <text:s/>swapfile <text:s/>usr</text:span></text:p>
          <text:p text:style-name="P9"><text:span text:style-name="Source_20_Text">boot <text:s text:c="2"/>dev <text:s text:c="2"/>lib <text:s text:c="3"/>libx32 <text:s text:c="5"/>mnt <text:s text:c="3"/>root <text:s/>snap <text:s/>sys <text:s text:c="6"/>var</text:span></text:p>
          <text:p text:style-name="P9"><text:span text:style-name="Source_20_Text">cdrom <text:s/>etc <text:s text:c="2"/>lib32 <text:s/>lost+found <text:s/>opt <text:s text:c="3"/>run <text:s text:c="2"/>srv <text:s text:c="2"/>tmp</text:span></text:p>
          <text:p text:style-name="P13"><text:span text:style-name="Source_20_Text">arsbrest@Ars:/$ ls home/arsbrest/Code/UNIVERSITY/OC/LABA1</text:span></text:p>
          <text:p text:style-name="P9"><text:span text:style-name="Source_20_Text">dir1 <text:s/>dir2</text:span></text:p>
          <text:p text:style-name="P13"><text:span text:style-name="Source_20_Text">arsbrest@Ars:/$ cd </text:span></text:p>
          <text:p text:style-name="P13"><text:span text:style-name="Source_20_Text">arsbrest@Ars:~$ cd Code/UNIVERSITY/OC/LABA1</text:span></text:p>
          <text:p text:style-name="P13"><text:span text:style-name="Source_20_Text">arsbrest@Ars:~/Code/UNIVERSITY/OC/LABA1$ </text:span></text:p>
          <text:p text:style-name="P9"/>
        </text:list-item>
        <text:list-item>
          <text:p text:style-name="P9">Удалить созданные ранее подкаталоги.</text:p>
          <text:p text:style-name="P9"/>
          <text:p text:style-name="P13"><text:span text:style-name="Source_20_Text">arsbrest@Ars:~/Code/UNIVERSITY/OC/LABA1$ ls</text:span></text:p>
          <text:p text:style-name="P9"><text:span text:style-name="Source_20_Text">dir1 <text:s/>dir2 <text:s/>laba1.odt</text:span></text:p>
          <text:p text:style-name="P13"><text:span text:style-name="Source_20_Text">arsbrest@Ars:~/Code/UNIVERSITY/OC/LABA1$ rmdir dir1 dir2</text:span></text:p>
          <text:p text:style-name="P13"><text:span text:style-name="Source_20_Text">arsbrest@Ars:~/Code/UNIVERSITY/OC/LABA1$ ls</text:span></text:p>
          <text:p text:style-name="P9"><text:span text:style-name="Source_20_Text">laba1.odt</text:span></text:p>
          <text:p text:style-name="P9"/>
        </text:list-item>
        <text:list-item>
          <text:p text:style-name="P9">Получить информацию по командам ls и cd с помощью утилиты man. Изучить структуру man-документа.</text:p>
          <text:p text:style-name="P9"/>
          <text:p text:style-name="P13"><text:span text:style-name="Source_20_Text">arsbrest@Ars:~/Code/UNIVERSITY/OC/LABA1$ man ls</text:span></text:p>
          <text:p text:style-name="P13"><text:span text:style-name="Source_20_Text">arsbrest@Ars:~/Code/UNIVERSITY/OC/LABA1$ man cd</text:span></text:p>
          <text:p text:style-name="P9"><text:soft-page-break/><text:span text:style-name="Source_20_Text">No manual entry for cd</text:span></text:p>
          <text:p text:style-name="P9"><text:span text:style-name="Source_20_Text"/></text:p>
        </text:list-item>
      </text:list>
      <text:p text:style-name="P2"><text:span text:style-name="Source_20_Text"><text:span text:style-name="T1"><text:tab/></text:span></text:span><text:span text:style-name="T4">Информацию по команде cd нельзя получить таким способом, потому что:</text:span></text:p>
      <text:list xml:id="list190306568422929" text:continue-numbering="true" text:style-name="L1">
        <text:list-header>
          <text:p text:style-name="P13"><text:span text:style-name="Source_20_Text">arsbrest@Ars:~/Code/UNIVERSITY/OC/LABA1$ type cd</text:span></text:p>
          <text:p text:style-name="P9"><text:span text:style-name="Source_20_Text">cd is a shell builtin</text:span></text:p>
          <text:p text:style-name="P19">То есть эта команда встроена в оболочку. Информацию по этой команде можно посмотреть так:</text:p>
          <text:p text:style-name="P13"><text:span text:style-name="Source_20_Text">arsbrest@Ars:~/Code/UNIVERSITY/OC/LABA1$ help cd</text:span></text:p>
          <text:p text:style-name="P13"><text:span text:style-name="Source_20_Text"/></text:p>
        </text:list-header>
        <text:list-item>
          <text:p text:style-name="P9">Получить краткую информацию по командам ls и cd с помощью команды whatis и apropos. В чем различие?</text:p>
          <text:p text:style-name="P9"/>
          <text:p text:style-name="P13"><text:span text:style-name="Source_20_Text">arsbrest@Ars:~/Code/UNIVERSITY/OC/LABA1$ whatis ls</text:span></text:p>
          <text:p text:style-name="P9"><text:span text:style-name="Source_20_Text">ls (1) <text:s text:c="14"/>- list directory contents</text:span></text:p>
          <text:p text:style-name="P13"><text:span text:style-name="Source_20_Text">arsbrest@Ars:~/Code/UNIVERSITY/OC/LABA1$ whatis cd</text:span></text:p>
          <text:p text:style-name="P9"><text:span text:style-name="Source_20_Text">cd: nothing appropriate.</text:span></text:p>
          <text:p text:style-name="P13"><text:span text:style-name="Source_20_Text">arsbrest@Ars:~/Code/UNIVERSITY/OC/LABA1$ apropos ls</text:span></text:p>
          <text:p text:style-name="P9"><text:span text:style-name="Source_20_Text">_llseek (2) <text:s text:c="9"/>- reposition read/write file offset</text:span></text:p>
          <text:p text:style-name="P9"><text:span text:style-name="Source_20_Text">aconnect (1) <text:s text:c="8"/>- ALSA sequencer connection manager</text:span></text:p>
          <text:p text:style-name="P9"><text:span text:style-name="Source_20_Text">add-shell (8) <text:s text:c="7"/>- add shells to the list of valid login shells</text:span></text:p>
          <text:p text:style-name="P13"><text:span text:style-name="Source_20_Text">arsbrest@Ars:~/Code/UNIVERSITY/OC/LABA1$ apropos cd</text:span></text:p>
          <text:p text:style-name="P9"><text:span text:style-name="Source_20_Text">apt-cdrom (8) <text:s text:c="7"/>- APT CD-ROM management utility</text:span></text:p>
          <text:p text:style-name="P9"><text:span text:style-name="Source_20_Text">cd-create-profile (1) - Color Manager Profile Creation Tool</text:span></text:p>
          <text:p text:style-name="P9"><text:span text:style-name="Source_20_Text">cd-fix-profile (1) <text:s text:c="2"/>- Color Manager Testing Tool</text:span></text:p>
          <text:p text:style-name="P20"/>
          <text:p text:style-name="P20">Команда whatis ищет по целым словам, команда apropos по образцам, которые не </text:p>
          <text:p text:style-name="P20">обязательно представляют из себя слово.</text:p>
          <text:p text:style-name="P20"/>
        </text:list-item>
        <text:list-item>
          <text:p text:style-name="P9">То же, что и в п.5, только с помощью команды info.</text:p>
          <text:p text:style-name="P9"/>
          <text:p text:style-name="P13"><text:span text:style-name="Source_20_Text">arsbrest@Ars:~/Code/UNIVERSITY/OC/LABA1$ info ls</text:span></text:p>
          <text:p text:style-name="P21"><text:span text:style-name="Source_20_Text">Здесь вывелся огромный текст.</text:span></text:p>
          <text:p text:style-name="P13"><text:span text:style-name="Source_20_Text">arsbrest@Ars:~/Code/UNIVERSITY/OC/LABA1$ info cd</text:span></text:p>
          <text:p text:style-name="P9"><text:span text:style-name="Source_20_Text">info: No menu item 'cd' in node '(dir)Top'</text:span></text:p>
        </text:list-item>
      </text:list>
      <text:p text:style-name="P1"><text:span text:style-name="Source_20_Text"/></text:p>
      <text:p text:style-name="P3">Часть 2.</text:p>
      <text:list xml:id="list2494565762" text:style-name="L2">
        <text:list-item>
          <text:p text:style-name="P22">Изучите информацию о панелях, рабочем столе, меню используемой вами системы в Справочной системе вашего дистрибутива.</text:p>
        </text:list-item>
        <text:list-item>
          <text:p text:style-name="P22">Проверьте, установлены ли у вас пакеты build-essential и manpages-dev при помощи утилиты Synaptic (Система &gt; Администрирование &gt; Менеджер пакетов Synaptic). Если не установлены — установите, они вам пригодятся.</text:p>
          <text:p text:style-name="P22"/>
          <text:p text:style-name="P14"><text:span text:style-name="Source_20_Text">arsbrest@Ars:~$ sudo apt install synaptic</text:span></text:p>
          <text:p text:style-name="P22"/>
        </text:list-item>
        <text:list-item>
          <text:p text:style-name="P22">Настройте под себя внешний вид системы, опишите весь процесс настройки в отчете.</text:p>
        </text:list-item>
        <text:list-item>
          <text:p text:style-name="P22">Определите, какие приложения установлены в системе, подумайте, какие из них вам могут пригодиться для выполнения лабораторных работ, а какие — <text:span text:style-name="T5">н</text:span>ет.</text:p>
        </text:list-item>
      </text:list>
      <text:p text:style-name="P4">Часть 3.</text:p>
      <text:list xml:id="list1751577295" text:style-name="L3">
        <text:list-item>
          <text:p text:style-name="P23"><text:soft-page-break/>Создайте в домашнем каталоге следующую структуру подкаталогов (существующие каталоги не удаляйте!) </text:p>
          <text:p text:style-name="P24">домашний каталог --</text:p>
          <text:list>
            <text:list-item>
              <text:list>
                <text:list-item>
                  <text:list>
                    <text:list-header>
                      <text:p text:style-name="P24">--ВашаФамилия--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4"><text:s text:c="3"/>1</text:p>
                                  <text:list>
                                    <text:list-header>
                                      <text:p text:style-name="P25"><text:s text:c="3"/>2</text:p>
                                      <text:p text:style-name="P26">--3</text:p>
                                    </text:list-header>
                                  </text:list>
                                  <text:p text:style-name="P26">--4</text:p>
                                  <text:p text:style-name="P26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6"><text:tab/><text:span text:style-name="Source_20_Text"><text:span text:style-name="T3">arsbrest@Ars:~/Code/UNIVERSITY/OC/LABA1$ mkdir Kirilovich</text:span></text:span></text:p>
      <text:p text:style-name="P5"><text:span text:style-name="Source_20_Text"><text:tab/>arsbrest@Ars:~/Code/UNIVERSITY/OC/LABA1$ cd Kirilovich</text:span></text:p>
      <text:p text:style-name="P5"><text:span text:style-name="Source_20_Text"><text:tab/>arsbrest@Ars:~/Code/UNIVERSITY/OC/LABA1/Kirilovich$ mkdir 1</text:span></text:p>
      <text:p text:style-name="P5"><text:span text:style-name="Source_20_Text"><text:tab/>arsbrest@Ars:~/Code/UNIVERSITY/OC/LABA1/Kirilovich$ cd 1</text:span></text:p>
      <text:p text:style-name="P5"><text:span text:style-name="Source_20_Text"><text:tab/>arsbrest@Ars:~/Code/UNIVERSITY/OC/LABA1/Kirilovich/1$ mkdir 2 3</text:span></text:p>
      <text:p text:style-name="P5"><text:span text:style-name="Source_20_Text"><text:tab/>arsbrest@Ars:~/Code/UNIVERSITY/OC/LABA1/Kirilovich/1$ cd ..</text:span></text:p>
      <text:p text:style-name="P5"><text:span text:style-name="Source_20_Text"><text:tab/>arsbrest@Ars:~/Code/UNIVERSITY/OC/LABA1/Kirilovich$ mkdir 4</text:span></text:p>
      <text:list xml:id="list190307045991384" text:continue-numbering="true" text:style-name="L3">
        <text:list-item>
          <text:p text:style-name="P23">Скопируйте файл /etc/group в каталог 1 используя абсолютные имена копируемого файла и каталога назначения.</text:p>
          <text:p text:style-name="P23"/>
          <text:p text:style-name="P15"><text:span text:style-name="Source_20_Text">arsbrest@Ars:~/Code/UNIVERSITY/OC/LABA1/Kirilovich$ cp /etc/group /home/arsbrest/Code/UNIVERSITY/OC/LABA1/Kirilovich/1</text:span></text:p>
          <text:p text:style-name="P15"><text:span text:style-name="Source_20_Text">arsbrest@Ars:~/Code/UNIVERSITY/OC/LABA1/Kirilovich$ cd 1</text:span></text:p>
          <text:p text:style-name="P15"><text:span text:style-name="Source_20_Text">arsbrest@Ars:~/Code/UNIVERSITY/OC/LABA1/Kirilovich/1$ ls</text:span></text:p>
          <text:p text:style-name="P23"><text:span text:style-name="Source_20_Text">2 <text:s/>3 <text:s/>group</text:span></text:p>
          <text:p text:style-name="P23"/>
        </text:list-item>
        <text:list-item>
          <text:p text:style-name="P23">Скопируйте файл /etc/group в каталог 2 используя абсолютное имя копируемого файла и относительное имя каталога назначения.</text:p>
          <text:p text:style-name="P23"/>
          <text:p text:style-name="P15"><text:span text:style-name="Source_20_Text">arsbrest@Ars:~/Code/UNIVERSITY/OC/LABA1/Kirilovich$ cp /etc/group 1/2/</text:span></text:p>
          <text:p text:style-name="P15"><text:span text:style-name="Source_20_Text">arsbrest@Ars:~/Code/UNIVERSITY/OC/LABA1/Kirilovich$ cd 1/2/</text:span></text:p>
          <text:p text:style-name="P15"><text:span text:style-name="Source_20_Text">arsbrest@Ars:~/Code/UNIVERSITY/OC/LABA1/Kirilovich/1/2$ ls</text:span></text:p>
          <text:p text:style-name="P23"><text:span text:style-name="Source_20_Text">group</text:span></text:p>
          <text:p text:style-name="P27"/>
        </text:list-item>
        <text:list-item>
          <text:p text:style-name="P23">Скопируйте файл /etc/group в каталог 3 используя относительные имена копируемого файла и каталога назначения.</text:p>
          <text:p text:style-name="P23"/>
          <text:p text:style-name="P23"><text:span text:style-name="Source_20_Text"><text:span text:style-name="T3">arsbrest@Ars:~/Code/UNIVERSITY/OC/LABA1/Kirilovich$ cp /etc/group 1/3/</text:span></text:span></text:p>
          <text:p text:style-name="P23"><text:span text:style-name="Source_20_Text"><text:span text:style-name="T3">arsbrest@Ars:~/Code/UNIVERSITY/OC/LABA1/Kirilovich$ cd 1/3/</text:span></text:span></text:p>
          <text:p text:style-name="P23"><text:span text:style-name="Source_20_Text"><text:span text:style-name="T3">arsbrest@Ars:~/Code/UNIVERSITY/OC/LABA1/Kirilovich/1/3$ ls</text:span></text:span></text:p>
          <text:p text:style-name="P23"><text:span text:style-name="Source_20_Text">group</text:span></text:p>
          <text:p text:style-name="P23"/>
        </text:list-item>
        <text:list-item>
          <text:p text:style-name="P23">Скопируйте файл /etc/group в каталог 4 используя абсолютные имена копируемого файла и относительное имя каталога назначения с использованием специального символа ~.</text:p>
          <text:p text:style-name="P23"/>
          <text:p text:style-name="P15"><text:span text:style-name="Source_20_Text">arsbrest@Ars:~/Code/UNIVERSITY/OC/LABA1/Kirilovich$ cp /etc/group ~/Code/UNIVERSITY/OC/LABA1/Kirilovich/4</text:span></text:p>
          <text:p text:style-name="P15"><text:span text:style-name="Source_20_Text">arsbrest@Ars:~/Code/UNIVERSITY/OC/LABA1/Kirilovich$ cd 4</text:span></text:p>
          <text:p text:style-name="P15"><text:soft-page-break/><text:span text:style-name="Source_20_Text">arsbrest@Ars:~/Code/UNIVERSITY/OC/LABA1/Kirilovich/4$ ls</text:span></text:p>
          <text:p text:style-name="P23"><text:span text:style-name="Source_20_Text">group</text:span></text:p>
          <text:p text:style-name="P23"/>
        </text:list-item>
        <text:list-item>
          <text:p text:style-name="P23">При помощи одной команды зайдите в каталог 3.</text:p>
          <text:p text:style-name="P23"/>
          <text:p text:style-name="P15"><text:span text:style-name="Source_20_Text">arsbrest@Ars:~/Code/UNIVERSITY/OC/LABA1/Kirilovich$ cd 1/3</text:span></text:p>
          <text:p text:style-name="P23"/>
        </text:list-item>
        <text:list-item>
          <text:p text:style-name="P23">Удалите файл group из каталога 4 при помощи одной команды.</text:p>
          <text:p text:style-name="P23"/>
          <text:p text:style-name="P15"><text:span text:style-name="Source_20_Text">arsbrest@Ars:~/Code/UNIVERSITY/OC/LABA1/Kirilovich$ rm 4/group</text:span></text:p>
          <text:p text:style-name="P15"><text:span text:style-name="Source_20_Text">arsbrest@Ars:~/Code/UNIVERSITY/OC/LABA1/Kirilovich$ cd 4</text:span></text:p>
          <text:p text:style-name="P15"><text:span text:style-name="Source_20_Text">arsbrest@Ars:~/Code/UNIVERSITY/OC/LABA1/Kirilovich/4$ ls</text:span></text:p>
          <text:p text:style-name="P15"><text:span text:style-name="Source_20_Text">arsbrest@Ars:~/Code/UNIVERSITY/OC/LABA1/Kirilovich/4$ </text:span></text:p>
          <text:p text:style-name="P23"/>
        </text:list-item>
        <text:list-item>
          <text:p text:style-name="P23">Перейдите в свой домашний каталог. Удалите каталоги 1 и 4.</text:p>
          <text:p text:style-name="P23"/>
          <text:p text:style-name="P15"><text:span text:style-name="Source_20_Text">arsbrest@Ars:~/Code/UNIVERSITY/OC/LABA1$ rm -r Kirilovich/1 Kirilovich/4</text:span></text:p>
          <text:p text:style-name="P15"><text:span text:style-name="Source_20_Text">arsbrest@Ars:~/Code/UNIVERSITY/OC/LABA1$ ls Kirilovich/</text:span></text:p>
          <text:p text:style-name="P15"><text:span text:style-name="Source_20_Text">arsbrest@Ars:~/Code/UNIVERSITY/OC/LABA1$ </text:span></text:p>
          <text:p text:style-name="P23"/>
        </text:list-item>
        <text:list-item>
          <text:p text:style-name="P23">Выведите первые и последние 13 строк файла /etc/group.</text:p>
          <text:p text:style-name="P15"><text:span text:style-name="Source_20_Text">arsbrest@Ars:~$ head -n 13 /etc/group</text:span></text:p>
          <text:p text:style-name="P23"><text:span text:style-name="Source_20_Text">root:x:0:</text:span></text:p>
          <text:p text:style-name="P23"><text:span text:style-name="Source_20_Text">daemon:x:1:</text:span></text:p>
          <text:p text:style-name="P23"><text:span text:style-name="Source_20_Text">bin:x:2:</text:span></text:p>
          <text:p text:style-name="P23"><text:span text:style-name="Source_20_Text">sys:x:3:</text:span></text:p>
          <text:p text:style-name="P23"><text:span text:style-name="Source_20_Text">adm:x:4:syslog,arsbrest</text:span></text:p>
          <text:p text:style-name="P23"><text:span text:style-name="Source_20_Text">tty:x:5:</text:span></text:p>
          <text:p text:style-name="P23"><text:span text:style-name="Source_20_Text">disk:x:6:</text:span></text:p>
          <text:p text:style-name="P23"><text:span text:style-name="Source_20_Text">lp:x:7:</text:span></text:p>
          <text:p text:style-name="P23"><text:span text:style-name="Source_20_Text">mail:x:8:</text:span></text:p>
          <text:p text:style-name="P23"><text:span text:style-name="Source_20_Text">news:x:9:</text:span></text:p>
          <text:p text:style-name="P23"><text:span text:style-name="Source_20_Text">uucp:x:10:</text:span></text:p>
          <text:p text:style-name="P23"><text:span text:style-name="Source_20_Text">man:x:12:</text:span></text:p>
          <text:p text:style-name="P23"><text:span text:style-name="Source_20_Text">proxy:x:13:</text:span></text:p>
          <text:p text:style-name="P15"><text:span text:style-name="Source_20_Text">arsbrest@Ars:~$ </text:span></text:p>
        </text:list-item>
      </text:list>
      <text:p text:style-name="P16"><text:span text:style-name="Source_20_Text"/></text:p>
      <text:p text:style-name="P32"><text:span text:style-name="T7">Вывод: изучены система каталогов в Linux, принципы работы с файлами и каталогами, а также принципы копирования и удаления файлов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0T09:18:28.591270164</meta:creation-date>
    <dc:date>2022-09-22T19:03:06.078955347</dc:date>
    <meta:editing-duration>PT5H39M18S</meta:editing-duration>
    <meta:editing-cycles>5</meta:editing-cycles>
    <meta:generator>LibreOffice/7.3.5.2$Linux_X86_64 LibreOffice_project/30$Build-2</meta:generator>
    <meta:document-statistic meta:table-count="0" meta:image-count="0" meta:object-count="0" meta:page-count="5" meta:paragraph-count="143" meta:word-count="739" meta:character-count="6907" meta:non-whitespace-character-count="6206"/>
  </office:meta>
</office:document-meta>
</file>